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style>
    <style:style style:name="P3" style:family="paragraph" style:parent-style-name="Text_20_body" style:list-style-name="L1">
      <style:paragraph-properties fo:margin-top="0cm" fo:margin-bottom="0cm" loext:contextual-spacing="false" fo:line-height="138%"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0e57aa4-7fff-d15e-4627-4c3f88408135"/><text:span text:style-name="T1">Soccer is the most popular sport in the world. It consists of a seemingly simple set of rules, but has a lot of underlying intricacies.</text:span></text:p>
      <text:p text:style-name="P1"><text:tab/>In this project, we derive insights from a large dataset of soccer players. We make use of the comprehensive set of more than a 100 attributes made available by the FIFA player dataset to identify and visualize trends in the data, such as the correlation of certain attributes with others. </text:p>
      <text:list xml:id="list5826860997842162632" text:style-name="L1">
        <text:list-item>
          <text:p text:style-name="P3"><text:span text:style-name="T1">The dataset boasts of certain key attributes that define the success of a soccer player such as the overall rating and the market value. Since we know that these depend on other attributes like age, speed, ball control, etc., we use the dataset to quantify the extent to which each of these attributes affect the overall rating and the market value of the player.</text:span></text:p>
        </text:list-item>
        <text:list-item>
          <text:p text:style-name="P3"><text:span text:style-name="T1">We also make use of classification algorithms such as Logistic Regression and CART to identify the most important features for the classification of the players. The features here are the attributes given to each player by EA Sports, and the labels for classification are the positions that the player prefers to play in.</text:span></text:p>
        </text:list-item>
        <text:list-item>
          <text:p text:style-name="P3"><text:span text:style-name="T1">By plotting the average market value per position we estimate the relative value and importance given to players’ positions in the market.</text:span></text:p>
        </text:list-item>
        <text:list-item>
          <text:p text:style-name="P3"><text:span text:style-name="T1">By plotting the average attributes of players belonging to a particular region we identify the talent pool the nation has to offer</text:span></text:p>
        </text:list-item>
        <text:list-item>
          <text:p text:style-name="P3"><text:span text:style-name="T1">By calculating the variance in the rating of the player across various positions, we try to use it as an index to quantify the versatility of the player.</text:span></text:p>
        </text:list-item>
        <text:list-item>
          <text:p text:style-name="P3"><text:span text:style-name="T1">We also find the top valued clubs based on the players that they have under contract.</text:span></text:p>
        </text:list-item>
      </text:list>
      <text:p text:style-name="P2"><text:span text:style-name="T1"/></text:p>
      <text:p text:style-name="P1"><text:bookmark text:name="docs-internal-guid-505944d1-7fff-a2ef-b078-e7357098e1d6"/>Position vs mkt value</text:p>
      <text:p text:style-name="Text_20_body"/>
      <text:p text:style-name="P1">Overall rating vs age vs mkt value</text:p>
      <text:p text:style-name="Text_20_body"/>
      <text:p text:style-name="P1">physicality vs aggression trend</text:p>
      <text:p text:style-name="Text_20_body"/>
      <text:p text:style-name="P1">region/nation wise attribute profiling</text:p>
      <text:p text:style-name="Text_20_body"/>
      <text:p text:style-name="P1">which position requires which attributes to be good(compare top 100 highly rated players' attributes and lowest players' attributes) (ONE PLOT PER POSITION, X_AXIS has attributes, Y_AXIS has corresponding values</text:p>
      <text:p text:style-name="Text_20_body"/>
      <text:p text:style-name="P1">average player rating per league to see which league is more competitive</text:p>
      <text:p text:style-name="Text_20_body"/>
      <text:p text:style-name="P1">top few teams' chemistry over the years</text:p>
      <text:p text:style-name="Text_20_body"/>
      <text:p text:style-name="P1">player composure and aggression vs team chemistry</text:p>
      <text:p text:style-name="Text_20_body"><text:soft-page-break/></text:p>
      <text:p text:style-name="P1">kit number biases : most popular kit number, highest rated players' kit numbers</text:p>
      <text:p text:style-name="Text_20_body"/>
      <text:p text:style-name="P1">most physicality reqd in, best fk takers' preferred positions</text:p>
      <text:p text:style-name="Text_20_body"/>
      <text:p text:style-name="P1">right footed players' general preferred pos</text:p>
      <text:p text:style-name="Text_20_body"/>
      <text:p text:style-name="P1">most versatile players (position wise)</text:p>
      <text:p text:style-name="Text_20_body"/>
      <text:p text:style-name="P1">clustering on players wrt attributes</text:p>
      <text:p text:style-name="Text_20_body"/>
      <text:p text:style-name="P1">market valu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11:20:18.897904161</meta:creation-date>
    <dc:date>2019-11-23T11:37:25.381209135</dc:date>
    <meta:editing-duration>PT6M56S</meta:editing-duration>
    <meta:editing-cycles>2</meta:editing-cycles>
    <meta:generator>LibreOffice/5.1.6.2$Linux_X86_64 LibreOffice_project/10m0$Build-2</meta:generator>
    <meta:document-statistic meta:table-count="0" meta:image-count="0" meta:object-count="0" meta:page-count="2" meta:paragraph-count="23" meta:word-count="400" meta:character-count="2387" meta:non-whitespace-character-count="2012"/>
  </office:meta>
</office:document-meta>
</file>